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31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188.22pt" svg:x="630.06pt" svg:y="0pt">
            <draw:object draw:notify-on-update-of-ranges="Sheet1.B1:Sheet1.C1 Sheet1.A6:Sheet1.A6 Sheet1.B6:Sheet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99pt" svg:x="620.59pt" svg:y="298.2pt">
            <draw:object draw:notify-on-update-of-ranges="Sheet1.B1:Sheet1.C1 Sheet1.A36:Sheet1.A36 Sheet1.B36:Sheet1.C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87.48pt" svg:x="670.99pt" svg:y="807.9pt">
            <draw:object draw:notify-on-update-of-ranges="Sheet1.B1:Sheet1.C1 Sheet1.A75:Sheet1.A75 Sheet1.B75:Sheet1.C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189.75pt" svg:x="650.58pt" svg:y="1124.84pt">
            <draw:object draw:notify-on-update-of-ranges="Sheet1.B1:Sheet1.C1 Sheet1.A103:Sheet1.A103 Sheet1.B103:Sheet1.C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181.62pt" svg:x="667.11pt" svg:y="1386.74pt">
            <draw:object draw:notify-on-update-of-ranges="Sheet1.B1:Sheet1.C1 Sheet1.A124:Sheet1.A124 Sheet1.B124:Sheet1.C12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193.52pt" svg:x="639.52pt" svg:y="2247.53pt">
            <draw:object draw:notify-on-update-of-ranges="Sheet1.B1:Sheet1.C1 Sheet1.A185:Sheet1.A185 Sheet1.B185:Sheet1.C1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453.51pt" svg:height="193.69pt" svg:x="653.7pt" svg:y="1943.15pt">
            <draw:object draw:notify-on-update-of-ranges="Sheet1.B1:Sheet1.C1 Sheet1.A163:Sheet1.A163 Sheet1.B163:Sheet1.C16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453.51pt" svg:height="188.25pt" svg:x="1108.09pt" svg:y="0pt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453.51pt" svg:height="191.25pt" svg:x="1089.92pt" svg:y="293.7pt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draw:text-style-name="P1" svg:width="453.51pt" svg:height="194.26pt" svg:x="1148.26pt" svg:y="806.43pt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453.51pt" svg:height="189.75pt" svg:x="1148.26pt" svg:y="1126.4pt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1" draw:style-name="gr1" draw:text-style-name="P1" svg:width="453.51pt" svg:height="190.49pt" svg:x="1148.26pt" svg:y="1382.4pt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2" draw:style-name="gr1" draw:text-style-name="P1" svg:width="453.51pt" svg:height="188.25pt" svg:x="1168.75pt" svg:y="1660.22pt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3" draw:style-name="gr1" draw:text-style-name="P1" svg:width="453.51pt" svg:height="191.25pt" svg:x="1182.9pt" svg:y="1947.88pt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4" draw:style-name="gr1" draw:text-style-name="P1" svg:width="453.51pt" svg:height="188.25pt" svg:x="1149.82pt" svg:y="2249.06pt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style-name="ce1" office:value-type="string" calcext:value-type="string">
            <text:p>Bagging ngrams</text:p>
          </table:table-cell>
          <table:table-cell table:style-name="ce2" office:value-type="string" calcext:value-type="string">
            <text:p>Bagging regression</text:p>
          </table:table-cell>
        </table:table-row>
        <table:table-row table:style-name="ro1">
          <table:table-cell/>
          <table:table-cell table:style-name="ce1" office:value-type="string" calcext:value-type="string">
            <text:p>parts-5ngram-2alpha-11</text:p>
          </table:table-cell>
          <table:table-cell office:value-type="string" calcext:value-type="string">
            <text:p>parts 20 </text:p>
          </table:table-cell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62293" calcext:value-type="float">
            <text:p>0.96229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62985" calcext:value-type="float">
            <text:p>0.96298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81146" calcext:value-type="float">
            <text:p>0.98114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43439" calcext:value-type="float">
            <text:p>0.94343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62108" calcext:value-type="float">
            <text:p>0.9621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62293" calcext:value-type="float">
            <text:p>0.962293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78199" calcext:value-type="float">
            <text:p>0.97819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78396" calcext:value-type="float">
            <text:p>0.9783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87378" calcext:value-type="float">
            <text:p>0.98737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69019" calcext:value-type="float">
            <text:p>0.96901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78155" calcext:value-type="float">
            <text:p>0.97815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78199" calcext:value-type="float">
            <text:p>0.978199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string" calcext:value-type="string">
            <text:p>NaN</text:p>
          </table:table-cell>
          <table:table-cell office:value-type="float" office:value="0.863603" calcext:value-type="float">
            <text:p>0.863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string" calcext:value-type="string">
            <text:p>NaN</text:p>
          </table:table-cell>
          <table:table-cell office:value-type="float" office:value="0.868845" calcext:value-type="float">
            <text:p>0.8688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string" calcext:value-type="string">
            <text:p>NaN</text:p>
          </table:table-cell>
          <table:table-cell office:value-type="float" office:value="0.856685" calcext:value-type="float">
            <text:p>0.85668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string" calcext:value-type="string">
            <text:p>NaN</text:p>
          </table:table-cell>
          <table:table-cell office:value-type="float" office:value="0.862744" calcext:value-type="float">
            <text:p>0.86274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031" calcext:value-type="float">
            <text:p>0.93003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2633" calcext:value-type="float">
            <text:p>0.93263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float" office:value="0.949461" calcext:value-type="float">
            <text:p>0.94946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13382" calcext:value-type="float">
            <text:p>0.91338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1247" calcext:value-type="float">
            <text:p>0.93124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031" calcext:value-type="float">
            <text:p>0.930031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85371" calcext:value-type="float">
            <text:p>0.8537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859614" calcext:value-type="float">
            <text:p>0.85961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895186" calcext:value-type="float">
            <text:p>0.89518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812386" calcext:value-type="float">
            <text:p>0.81238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852782" calcext:value-type="float">
            <text:p>0.85278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85371" calcext:value-type="float">
            <text:p>0.85371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716121" calcext:value-type="float">
            <text:p>0.71612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82798" calcext:value-type="float">
            <text:p>0.682798</text:p>
          </table:table-cell>
          <table:table-cell office:value-type="float" office:value="0.733842" calcext:value-type="float">
            <text:p>0.73384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716121" calcext:value-type="float">
            <text:p>0.716121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string" calcext:value-type="string">
            <text:p>NaN</text:p>
          </table:table-cell>
          <table:table-cell office:value-type="float" office:value="0.784011" calcext:value-type="float">
            <text:p>0.78401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96923" calcext:value-type="float">
            <text:p>0.4969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45582" calcext:value-type="float">
            <text:p>0.5455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96923" calcext:value-type="float">
            <text:p>0.496923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60345" calcext:value-type="float">
            <text:p>0.5603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79887" calcext:value-type="float">
            <text:p>0.57988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20513" calcext:value-type="float">
            <text:p>0.62051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48366" calcext:value-type="float">
            <text:p>0.4836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4783" calcext:value-type="float">
            <text:p>0.547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60345" calcext:value-type="float">
            <text:p>0.560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20:03:54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40:39.294000000</meta:creation-date>
    <meta:generator>LibreOffice/4.4.1.2$Windows_x86 LibreOffice_project/45e2de17089c24a1fa810c8f975a7171ba4cd432</meta:generator>
    <dc:date>2015-11-03T20:55:57.056000000</dc:date>
    <meta:editing-duration>PT3H17M38S</meta:editing-duration>
    <meta:editing-cycles>12</meta:editing-cycles>
    <meta:document-statistic meta:table-count="1" meta:cell-count="17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1cm" xlink:href=".." xlink:type="simple" chart:class="chart:bar" chart:style-name="ch1">
        <chart:title svg:x="6.369cm" svg:y="0.268cm" chart:style-name="ch2">
          <text:p>ECGFIVEDAYS</text:p>
        </chart:title>
        <chart:legend chart:legend-position="end" svg:x="13.578cm" svg:y="3.021cm" style:legend-expansion="high" chart:style-name="ch3"/>
        <chart:plot-area chart:style-name="ch4" table:cell-range-address="Sheet1.B1:Sheet1.C1 Sheet1.A6:Sheet1.C6" chart:data-source-has-labels="both" svg:x="0.32cm" svg:y="1.179cm" svg:width="12.938cm" svg:height="5.33cm">
          <chartooo:coordinate-region svg:x="1.418cm" svg:y="1.378cm" svg:width="11.84cm" svg:height="4.484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C6" chart:label-cell-address="Sheet1.A6:Sheet1.A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975867">
                <text:p>0.975867</text:p>
                <draw:g>
                  <svg:desc>Sheet1.B6:Sheet1.C6</svg:desc>
                </draw:g>
              </table:table-cell>
              <table:table-cell office:value-type="float" office:value="0.962293">
                <text:p>0.962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232cm" svg:y="1.378cm" svg:width="11.4cm" svg:height="4.0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40422">
                <text:p>0.940422</text:p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chart:data-source-has-labels="both" svg:x="0.32cm" svg:y="1.183cm" svg:width="12.938cm" svg:height="5.431cm">
          <chartooo:coordinate-region svg:x="1.047cm" svg:y="1.382cm" svg:width="11.6cm" svg:height="4.1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19679">
                <text:p>0.919679</text:p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chart:data-source-has-labels="both" svg:x="0.32cm" svg:y="1.189cm" svg:width="12.938cm" svg:height="5.528cm">
          <chartooo:coordinate-region svg:x="1.047cm" svg:y="1.389cm" svg:width="11.6cm" svg:height="4.283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11688">
                <text:p>0.911688</text:p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chart:data-source-has-labels="both" svg:x="0.32cm" svg:y="1.181cm" svg:width="12.938cm" svg:height="5.381cm">
          <chartooo:coordinate-region svg:x="1.047cm" svg:y="1.38cm" svg:width="11.6cm" svg:height="4.13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35219">
                <text:p>0.935219</text:p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chart:data-source-has-labels="both" svg:x="0.32cm" svg:y="1.183cm" svg:width="12.938cm" svg:height="5.404cm">
          <chartooo:coordinate-region svg:x="1.047cm" svg:y="1.382cm" svg:width="11.6cm" svg:height="4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26845">
                <text:p>0.826845</text:p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047cm" svg:y="1.378cm" svg:width="11.6cm" svg:height="4.0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69533">
                <text:p>0.869533</text:p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chart:data-source-has-labels="both" svg:x="0.32cm" svg:y="1.183cm" svg:width="12.938cm" svg:height="5.431cm">
          <chartooo:coordinate-region svg:x="1.232cm" svg:y="1.382cm" svg:width="11.4cm" svg:height="4.1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25495">
                <text:p>0.825495</text:p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047cm" svg:y="1.379cm" svg:width="11.6cm" svg:height="4.08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58046">
                <text:p>0.58046</text:p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68cm" xlink:href=".." xlink:type="simple" chart:class="chart:bar" chart:style-name="ch1">
        <chart:title svg:x="6.382cm" svg:y="0.269cm" chart:style-name="ch2">
          <text:p>TWOLEADECG</text:p>
        </chart:title>
        <chart:legend chart:legend-position="end" svg:x="13.578cm" svg:y="3.035cm" style:legend-expansion="high" chart:style-name="ch3"/>
        <chart:plot-area chart:style-name="ch4" table:cell-range-address="Sheet1.B1:Sheet1.C1 Sheet1.A36:Sheet1.C36" chart:data-source-has-labels="both" svg:x="0.32cm" svg:y="1.181cm" svg:width="12.938cm" svg:height="5.354cm">
          <chartooo:coordinate-region svg:x="1.418cm" svg:y="1.38cm" svg:width="11.84cm" svg:height="4.508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6:Sheet1.C36" chart:label-cell-address="Sheet1.A36:Sheet1.A3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6:Sheet1.A36</svg:desc>
                </draw:g>
              </table:table-cell>
              <table:table-cell office:value-type="float" office:value="0.969306">
                <text:p>0.969306</text:p>
                <draw:g>
                  <svg:desc>Sheet1.B36:Sheet1.C36</svg:desc>
                </draw:g>
              </table:table-cell>
              <table:table-cell office:value-type="float" office:value="0.978199">
                <text:p>0.978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15cm" xlink:href=".." xlink:type="simple" chart:class="chart:bar" chart:style-name="ch1">
        <chart:title svg:x="6.554cm" svg:y="0.268cm" chart:style-name="ch2">
          <text:p>MOTESTRAIN</text:p>
        </chart:title>
        <chart:legend chart:legend-position="end" svg:x="13.578cm" svg:y="3.008cm" style:legend-expansion="high" chart:style-name="ch3"/>
        <chart:plot-area chart:style-name="ch4" table:cell-range-address="Sheet1.B1:Sheet1.C1 Sheet1.A75:Sheet1.C75" chart:data-source-has-labels="both" svg:x="0.32cm" svg:y="1.179cm" svg:width="12.938cm" svg:height="5.304cm">
          <chartooo:coordinate-region svg:x="1.418cm" svg:y="1.378cm" svg:width="11.84cm" svg:height="4.458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5:Sheet1.C75" chart:label-cell-address="Sheet1.A75:Sheet1.A7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5:Sheet1.A75</svg:desc>
                </draw:g>
              </table:table-cell>
              <table:table-cell office:value-type="float" office:value="0.939465">
                <text:p>0.939465</text:p>
                <draw:g>
                  <svg:desc>Sheet1.B75:Sheet1.C75</svg:desc>
                </draw:g>
              </table:table-cell>
              <table:table-cell office:value-type="float" office:value="0.930031">
                <text:p>0.930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5.575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C1 Sheet1.A103:Sheet1.C103" chart:data-source-has-labels="both" svg:x="0.32cm" svg:y="1.181cm" svg:width="12.938cm" svg:height="5.381cm">
          <chartooo:coordinate-region svg:x="1.232cm" svg:y="1.381cm" svg:width="12.026cm" svg:height="4.534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C103" chart:label-cell-address="Sheet1.A103:Sheet1.A10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958637">
                <text:p>0.958637</text:p>
                <draw:g>
                  <svg:desc>Sheet1.B103:Sheet1.C103</svg:desc>
                </draw:g>
              </table:table-cell>
              <table:table-cell office:value-type="float" office:value="0.85371">
                <text:p>0.85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408cm" xlink:href=".." xlink:type="simple" chart:class="chart:bar" chart:style-name="ch1">
        <chart:title svg:x="5.02cm" svg:y="0.264cm" chart:style-name="ch2">
          <text:p>CHLORINECONCENTRATION</text:p>
        </chart:title>
        <chart:legend chart:legend-position="end" svg:x="13.578cm" svg:y="2.905cm" style:legend-expansion="high" chart:style-name="ch3"/>
        <chart:plot-area chart:style-name="ch4" table:cell-range-address="Sheet1.B1:Sheet1.C1 Sheet1.A124:Sheet1.C124" chart:data-source-has-labels="both" svg:x="0.32cm" svg:y="1.171cm" svg:width="12.938cm" svg:height="5.109cm">
          <chartooo:coordinate-region svg:x="1.232cm" svg:y="1.37cm" svg:width="12.026cm" svg:height="4.263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4:Sheet1.C124" chart:label-cell-address="Sheet1.A124:Sheet1.A12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24:Sheet1.A124</svg:desc>
                </draw:g>
              </table:table-cell>
              <table:table-cell office:value-type="float" office:value="0.652787">
                <text:p>0.652787</text:p>
                <draw:g>
                  <svg:desc>Sheet1.B124:Sheet1.C124</svg:desc>
                </draw:g>
              </table:table-cell>
              <table:table-cell office:value-type="float" office:value="0.716121">
                <text:p>0.7161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28cm" xlink:href=".." xlink:type="simple" chart:class="chart:bar" chart:style-name="ch1">
        <chart:title svg:x="6.885cm" svg:y="0.272cm" chart:style-name="ch2">
          <text:p>PATIENTS</text:p>
        </chart:title>
        <chart:legend chart:legend-position="end" svg:x="13.578cm" svg:y="3.115cm" style:legend-expansion="high" chart:style-name="ch3"/>
        <chart:plot-area chart:style-name="ch4" table:cell-range-address="Sheet1.B1:Sheet1.C1 Sheet1.A185:Sheet1.C185" chart:data-source-has-labels="both" svg:x="0.32cm" svg:y="1.187cm" svg:width="12.938cm" svg:height="5.505cm">
          <chartooo:coordinate-region svg:x="1.232cm" svg:y="1.386cm" svg:width="12.026cm" svg:height="4.659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5:Sheet1.C185" chart:label-cell-address="Sheet1.A185:Sheet1.A18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85:Sheet1.A185</svg:desc>
                </draw:g>
              </table:table-cell>
              <table:table-cell office:value-type="float" office:value="0.505747">
                <text:p>0.505747</text:p>
                <draw:g>
                  <svg:desc>Sheet1.B185:Sheet1.C185</svg:desc>
                </draw:g>
              </table:table-cell>
              <table:table-cell office:value-type="float" office:value="0.560345">
                <text:p>0.5603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34cm" xlink:href=".." xlink:type="simple" chart:class="chart:bar" chart:style-name="ch1">
        <chart:title svg:x="6.528cm" svg:y="0.272cm" chart:style-name="ch2">
          <text:p>INLINESKATE</text:p>
        </chart:title>
        <chart:legend chart:legend-position="end" svg:x="13.578cm" svg:y="3.118cm" style:legend-expansion="high" chart:style-name="ch3"/>
        <chart:plot-area chart:style-name="ch4" table:cell-range-address="Sheet1.B1:Sheet1.C1 Sheet1.A163:Sheet1.C163" chart:data-source-has-labels="both" svg:x="0.32cm" svg:y="1.187cm" svg:width="12.938cm" svg:height="5.511cm">
          <chartooo:coordinate-region svg:x="1.418cm" svg:y="1.386cm" svg:width="11.84cm" svg:height="4.665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3:Sheet1.C163" chart:label-cell-address="Sheet1.A163:Sheet1.A16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63:Sheet1.A163</svg:desc>
                </draw:g>
              </table:table-cell>
              <table:table-cell office:value-type="float" office:value="0.477802">
                <text:p>0.477802</text:p>
                <draw:g>
                  <svg:desc>Sheet1.B163:Sheet1.C163</svg:desc>
                </draw:g>
              </table:table-cell>
              <table:table-cell office:value-type="float" office:value="0.496923">
                <text:p>0.4969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